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Lohit Devanagari1" svg:font-family="'Lohit Devanagari'"/>
    <style:font-face style:name="Source Sans Pro" svg:font-family="'Source Sans Pro'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166d" officeooo:paragraph-rsid="001c166d"/>
    </style:style>
    <style:style style:name="P2" style:family="paragraph" style:parent-style-name="Standard">
      <style:text-properties officeooo:rsid="001c166d" officeooo:paragraph-rsid="001c3687"/>
    </style:style>
    <style:style style:name="P3" style:family="paragraph" style:parent-style-name="Standard">
      <style:text-properties officeooo:rsid="001c3687" officeooo:paragraph-rsid="001c3687"/>
    </style:style>
    <style:style style:name="P4" style:family="paragraph" style:parent-style-name="Standard">
      <style:text-properties officeooo:rsid="001e399b" officeooo:paragraph-rsid="001e399b"/>
    </style:style>
    <style:style style:name="P5" style:family="paragraph" style:parent-style-name="Standard">
      <style:text-properties officeooo:rsid="001e935e" officeooo:paragraph-rsid="001e935e"/>
    </style:style>
    <style:style style:name="P6" style:family="paragraph" style:parent-style-name="Standard">
      <style:text-properties fo:font-weight="bold" officeooo:rsid="001c166d" officeooo:paragraph-rsid="001c166d" style:font-weight-asian="bold" style:font-weight-complex="bold"/>
    </style:style>
    <style:style style:name="P7" style:family="paragraph" style:parent-style-name="Standard">
      <style:text-properties fo:font-weight="bold" officeooo:rsid="001c166d" officeooo:paragraph-rsid="001c3687" style:font-weight-asian="bold" style:font-weight-complex="bold"/>
    </style:style>
    <style:style style:name="P8" style:family="paragraph" style:parent-style-name="Standard">
      <style:text-properties fo:font-weight="bold" officeooo:rsid="001e399b" officeooo:paragraph-rsid="001e399b" style:font-weight-asian="bold" style:font-weight-complex="bold"/>
    </style:style>
    <style:style style:name="P9" style:family="paragraph" style:parent-style-name="Standard">
      <style:text-properties fo:font-weight="bold" officeooo:rsid="001e935e" officeooo:paragraph-rsid="001e935e" style:font-weight-asian="bold" style:font-weight-complex="bold"/>
    </style:style>
    <style:style style:name="P10" style:family="paragraph" style:parent-style-name="Standard">
      <style:text-properties officeooo:rsid="0020cc2e" officeooo:paragraph-rsid="0020cc2e"/>
    </style:style>
    <style:style style:name="P11" style:family="paragraph" style:parent-style-name="Text_20_body">
      <style:text-properties officeooo:rsid="001e935e" officeooo:paragraph-rsid="001e935e"/>
    </style:style>
    <style:style style:name="P12" style:family="paragraph" style:parent-style-name="Text_20_body">
      <style:text-properties officeooo:rsid="001ef726" officeooo:paragraph-rsid="001ef726"/>
    </style:style>
    <style:style style:name="P13" style:family="paragraph" style:parent-style-name="Text_20_body">
      <style:text-properties officeooo:paragraph-rsid="002231c7"/>
    </style:style>
    <style:style style:name="T1" style:family="text">
      <style:text-properties officeooo:rsid="001c166d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4" style:family="text">
      <style:text-properties fo:font-variant="normal" fo:text-transform="none" fo:color="#222222" fo:letter-spacing="normal"/>
    </style:style>
    <style:style style:name="T5" style:family="text">
      <style:text-properties officeooo:rsid="001c3687"/>
    </style:style>
    <style:style style:name="T6" style:family="text">
      <style:text-properties officeooo:rsid="001dda00"/>
    </style:style>
    <style:style style:name="T7" style:family="text">
      <style:text-properties officeooo:rsid="001e935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c166d" style:font-weight-asian="bold" style:font-weight-complex="bold"/>
    </style:style>
    <style:style style:name="T10" style:family="text">
      <style:text-properties fo:font-weight="bold" officeooo:rsid="001e935e" style:font-weight-asian="bold" style:font-weight-complex="bold"/>
    </style:style>
    <style:style style:name="T11" style:family="text">
      <style:text-properties fo:font-weight="bold" officeooo:rsid="001ef726" style:font-weight-asian="bold" style:font-weight-complex="bold"/>
    </style:style>
    <style:style style:name="T12" style:family="text">
      <style:text-properties officeooo:rsid="001ef726"/>
    </style:style>
    <style:style style:name="T13" style:family="text">
      <style:text-properties officeooo:rsid="0022845f"/>
    </style:style>
    <style:style style:name="T14" style:family="text">
      <style:text-properties officeooo:rsid="0022a7e5"/>
    </style:style>
    <style:style style:name="T15" style:family="text">
      <style:text-properties officeooo:rsid="0024a0e2"/>
    </style:style>
    <style:style style:name="T16" style:family="text">
      <style:text-properties officeooo:rsid="00251170"/>
    </style:style>
    <style:style style:name="T17" style:family="text">
      <style:text-properties officeooo:rsid="0026a2e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. development environtment</text:p>
      <text:p text:style-name="P13"><text:span text:style-name="T9">a. Operating System (OS) </text:span><text:span text:style-name="T1">= sebuah media yang berbentuk seperangkat program yg mengelola sumber daya perangkat keras komputer dan menyediakan layanan umum untuk aplikasi perangkat lunak. Intinya ; S</text:span>istem yang mengendalikan operasi dasar dan memastikan sistem dalam komputer dapat berjalan dengan semestinya. <text:span text:style-name="T14">(perangkata lunak yang memaksmilakan hardware, management resource)</text:span></text:p>
      <text:p text:style-name="P13"><text:span text:style-name="T9">b. Code Editor </text:span><text:span text:style-name="T1">= untuk orang awam code editor ataupun text editor ini dianggap sebagai notepad biasa, untuk menulis catatn sederhana, namun pada industri IT misal pogrammer fungsinya untuk membuat sebuah kode program. </text:span></text:p>
      <text:p text:style-name="P1"><text:span text:style-name="T8">c. terminal</text:span> = merupakan tool berbasis text yg dignakan untuk berinteraksi dengan komputer <text:span text:style-name="T13">(command line linux)</text:span></text:p>
      <text:p text:style-name="P1"/>
      <text:p text:style-name="P10"><text:span text:style-name="T8">d. browser</text:span> = fungsinya untuk berselancar di dunia maya <text:span text:style-name="T13">dan menampilkan informasi dari situs web yang dituju. </text:span></text:p>
      <text:p text:style-name="P1"/>
      <text:p text:style-name="P6">2. development tools</text:p>
      <text:p text:style-name="P2"><text:span text:style-name="T8">a. Git GUI</text:span> = <text:span text:style-name="T5">git sebuah version control yg digunakan untuk berkolaborasi antara programmer atau developer. Dan GUI (Graphical User Interface) merupakan command line untuk bisa mengakses git tersebut. </text:span></text:p>
      <text:p text:style-name="P2"/>
      <text:p text:style-name="P7"><text:span text:style-name="T5">3. <text:s/>Git Workflow</text:span></text:p>
      <text:p text:style-name="P3"><text:span text:style-name="T8">a. Basic Git Command </text:span>= perintah dasar untuk menjalankan git. (git init, clone, add, commit, config, status, push, checkout, remote, branch, pull, merge, diff, tag, log, reset, rm, stash,dll)</text:p>
      <text:p text:style-name="P3"/>
      <text:p text:style-name="P3"><text:span text:style-name="T8">b. Push multi repository</text:span> = <text:span text:style-name="T6">ketika mau membuat proyek memiliki beberapa repo dan Git memungkinkan mendorong ke beberapa repo sekaligus. Bisa me -remote beberapa repo sekaligus intinya. </text:span></text:p>
      <text:p text:style-name="P3"/>
      <text:p text:style-name="P4"><text:span text:style-name="T8">c. resolve conflict</text:span> = ketika ada perubahan yg dilakukan pada baris yg sama atau ketika satu org mengedit file dan org lain menghapus file yg sama. <text:span text:style-name="T16">Mengurangi conflict yang terjadi. </text:span></text:p>
      <text:p text:style-name="P4"/>
      <text:p text:style-name="P4"><text:span text:style-name="T8">d. merge request on gitlab</text:span> = dasar dari gitla<text:span text:style-name="T15">b</text:span> sebagai platform kolaborasi. </text:p>
      <text:p text:style-name="P4"/>
      <text:p text:style-name="P8">4. HTML Knowledge</text:p>
      <text:p text:style-name="P4"><text:span text:style-name="T8">a. element </text:span>= <text:span text:style-name="T7">susunan dari tag pembuka sampai tag penutup &lt;div&gt; …. &lt;/div&gt;</text:span></text:p>
      <text:p text:style-name="P4"/>
      <text:p text:style-name="P5"><text:span text:style-name="T8">b. attribute</text:span> = pengubah tipe elemen HTML &lt;div atribut = “nilai” &gt; …. &lt;/div&gt;</text:p>
      <text:p text:style-name="P5"/>
      <text:p text:style-name="P5"><text:span text:style-name="T8">c. temporary editing code on browser</text:span> = bisa dilakukan memakai inspect element</text:p>
      <text:p text:style-name="P5"/>
      <text:p text:style-name="P9">5. CSS Knowledge</text:p>
      <text:p text:style-name="Text_20_body"><text:span text:style-name="T10">a. selector </text:span><text:span text:style-name="T7">= </text:span>Selector adalah sebuah tag html yang digunakan pada css agar element tersebut dapat dimanipulasi atau ditambahkan gaya pada css, <text:span text:style-name="T17">memilih html yg ingin diberi</text:span> <text:span text:style-name="T17">tag styling.</text:span></text:p>
      <text:p text:style-name="Text_20_body"><text:span text:style-name="T10">b. framework overwrite </text:span><text:span text:style-name="T7">= </text:span>pustaka CSS yang dimana sudah dibuat dan siap untuk digunakan, <text:span text:style-name="T17">styling ulang sesuai dengan desain yg kita inginkan. </text:span></text:p>
      <text:p text:style-name="P11"><text:span text:style-name="T8">c. </text:span><text:span text:style-name="T11">temporary editing code on browser</text:span><text:span text:style-name="T12"> = inspect element pada browser</text:span></text:p>
      <text:p text:style-name="P11"/>
      <text:p text:style-name="P12"><text:soft-page-break/><text:span text:style-name="T8">6. JS Knowledge</text:span></text:p>
      <text:p text:style-name="Text_20_body"><text:span text:style-name="T11">a. Variable</text:span><text:span text:style-name="T12"> = </text:span>data sementara yg disimpan pada memory komputer. </text:p>
      <text:p text:style-name="P12"><text:span text:style-name="T8">b. EcmaScript </text:span>= standard syntax dari JS </text:p>
      <text:p text:style-name="P12"><text:span text:style-name="T8">c. Arithmetics </text:span>= <text:s/>operasi numerik pada j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Lohit Devanagari1" svg:font-family="'Lohit Devanagari'"/>
    <style:font-face style:name="Source Sans Pro" svg:font-family="'Source Sans Pro'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12:32:45.833287725</meta:creation-date>
    <dc:date>2020-04-20T14:39:51.114049128</dc:date>
    <meta:editing-duration>PT45M33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2" meta:paragraph-count="24" meta:word-count="385" meta:character-count="2514" meta:non-whitespace-character-count="2141"/>
  </office:meta>
</office:document-meta>
</file>